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10000015C0B6CA1ABAD20A375.png" manifest:media-type="image/png"/>
  <manifest:file-entry manifest:full-path="Pictures/10000201000001910000015CDAE744213CCCCE7E.png" manifest:media-type="image/png"/>
  <manifest:file-entry manifest:full-path="Pictures/10000201000001910000015C2D80BD5BE28CDA2F.png" manifest:media-type="image/png"/>
  <manifest:file-entry manifest:full-path="Pictures/10000201000001910000015CF4C1894ACA35DB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9cm" svg:x="1.1cm" svg:y="1.2cm">
          <draw:image xlink:href="Pictures/10000201000001910000015CDAE744213CCCCE7E.png" xlink:type="simple" xlink:show="embed" xlink:actuate="onLoad">
            <text:p/>
          </draw:image>
        </draw:frame>
        <draw:frame draw:style-name="gr1" draw:text-style-name="P1" draw:layer="layout" svg:width="9cm" svg:height="9cm" svg:x="10.1cm" svg:y="1.2cm">
          <draw:image xlink:href="Pictures/10000201000001910000015CF4C1894ACA35DBE5.png" xlink:type="simple" xlink:show="embed" xlink:actuate="onLoad">
            <text:p/>
          </draw:image>
        </draw:frame>
        <draw:frame draw:style-name="gr1" draw:text-style-name="P1" draw:layer="layout" svg:width="9cm" svg:height="9cm" svg:x="19.5cm" svg:y="1.2cm">
          <draw:image xlink:href="Pictures/10000201000001910000015C0B6CA1ABAD20A375.png" xlink:type="simple" xlink:show="embed" xlink:actuate="onLoad">
            <text:p/>
          </draw:image>
        </draw:frame>
        <draw:frame draw:style-name="gr1" draw:text-style-name="P1" draw:layer="layout" svg:width="9cm" svg:height="9cm" svg:x="1.1cm" svg:y="10.2cm">
          <draw:image xlink:href="Pictures/10000201000001910000015C2D80BD5BE28CDA2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7:24:46.667847838</meta:creation-date>
    <dc:date>2019-10-23T17:27:44.195733953</dc:date>
    <meta:editing-duration>PT2M57S</meta:editing-duration>
    <meta:editing-cycles>2</meta:editing-cycles>
    <meta:generator>LibreOffice/6.0.7.3$Linux_X86_64 LibreOffice_project/00m0$Build-3</meta:generator>
    <meta:document-statistic meta:object-count="4"/>
  </office:meta>
</office:document-meta>
</file>